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gradient" draw:fill-gradient-name="a4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gradient" draw:fill-gradient-name="a5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gradient" draw:fill-gradient-name="a5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gradient" draw:fill-gradient-name="a5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1" draw:master-page-name="Master1-Layout1-title-Diapositive-de-titre" presentation:presentation-page-layout-name="Master1-PPL1" draw:id="Slide-256">
        <draw:frame draw:id="id112" presentation:style-name="a435" draw:name="Titre 1" svg:x="1.23404in" svg:y="1.03446in" svg:width="9.44562in" svg:height="2.86369in" presentation:class="title" presentation:placeholder="false">
          <draw:text-box>
            <text:p text:style-name="a434" text:class-names="" text:cond-style-name=""><text:span text:style-name="a432" text:class-names="">PROJET LIBRE</text:span><text:span text:style-name="a433" text:class-names=""/></text:p>
          </draw:text-box>
          <svg:title/>
          <svg:desc/>
        </draw:frame>
        <draw:frame draw:id="id113" presentation:style-name="a439" draw:name="Sous-titre 2" svg:x="1.23404in" svg:y="3.89815in" svg:width="9.44562in" svg:height="1.17136in" presentation:class="subtitle" presentation:placeholder="false">
          <draw:text-box>
            <text:p text:style-name="a438" text:class-names="" text:cond-style-name=""><text:span text:style-name="a436" text:class-names="">Cédric Montavon</text:span><text:span text:style-name="a437" text:class-names=""/></text:p>
          </draw:text-box>
          <svg:title/>
          <svg:desc/>
        </draw:frame>
      </draw:page>
      <draw:page draw:name="Slide2" draw:style-name="a441" draw:master-page-name="Master1-Layout2-obj-Titre-et-contenu" presentation:presentation-page-layout-name="Master1-PPL2" draw:id="Slide-257">
        <draw:frame draw:id="id114" presentation:style-name="a445" draw:name="Titre 1" svg:x="1.23608in" svg:y="1.04257in" svg:width="10.50227in" svg:height="1.14746in" presentation:class="title" presentation:placeholder="false">
          <draw:text-box>
            <text:p text:style-name="a444" text:class-names="" text:cond-style-name=""><text:span text:style-name="a442" text:class-names="">SOMMAIRE</text:span><text:span text:style-name="a443" text:class-names=""/></text:p>
          </draw:text-box>
          <svg:title/>
          <svg:desc/>
        </draw:frame>
        <draw:frame draw:id="id115" presentation:style-name="a464" draw:name="Espace réservé du contenu 2" svg:x="1.23608in" svg:y="2.37508in" svg:width="10.50227in" svg:height="3.60299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Présentation du projet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2" text:class-names="">Technologies</text:span><text:span text:style-name="a453" text:class-names=""><text:s text:c="1"/></text:span><text:span text:style-name="a454" text:class-names="">utilisées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0" text:class-names="">Objectifs</text:span><text:span text:style-name="a461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2-obj-Titre-et-contenu" presentation:presentation-page-layout-name="Master1-PPL2" draw:id="Slide-258">
        <draw:frame draw:id="id116" presentation:style-name="a470" draw:name="Titre 1" svg:x="1.23608in" svg:y="1.04257in" svg:width="10.50227in" svg:height="1.14746in" presentation:class="title" presentation:placeholder="false">
          <draw:text-box>
            <text:p text:style-name="a469" text:class-names="" text:cond-style-name=""><text:span text:style-name="a467" text:class-names="">Présentation du projet</text:span><text:span text:style-name="a468" text:class-names=""/></text:p>
          </draw:text-box>
          <svg:title/>
          <svg:desc/>
        </draw:frame>
        <draw:frame draw:id="id117" presentation:style-name="a494" draw:name="Espace réservé du contenu 2" svg:x="1.23608in" svg:y="2.37508in" svg:width="10.50227in" svg:height="3.60299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Site web de stockage et de visualisation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77" text:class-names="">Images</text:span><text:span text:style-name="a478" text:class-names=""><text:s text:c="1"/></text:span><text:span text:style-name="a479" text:class-names="">et</text:span><text:span text:style-name="a480" text:class-names=""><text:s text:c="1"/></text:span><text:span text:style-name="a481" text:class-names="">documents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Gestion administrateur / invité</text:span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4" draw:style-name="a496" draw:master-page-name="Master1-Layout2-obj-Titre-et-contenu" presentation:presentation-page-layout-name="Master1-PPL2" draw:id="Slide-259">
        <draw:frame draw:id="id118" presentation:style-name="a500" draw:name="Titre 1" svg:x="1.23608in" svg:y="1.04257in" svg:width="10.50227in" svg:height="1.14746in" presentation:class="title" presentation:placeholder="false">
          <draw:text-box>
            <text:p text:style-name="a499" text:class-names="" text:cond-style-name=""><text:span text:style-name="a497" text:class-names="">Technologies utilisées</text:span><text:span text:style-name="a498" text:class-names=""/></text:p>
          </draw:text-box>
          <svg:title/>
          <svg:desc/>
        </draw:frame>
        <draw:frame draw:id="id119" presentation:style-name="a518" draw:name="Espace réservé du contenu 2" svg:x="1.23608in" svg:y="2.37508in" svg:width="10.50227in" svg:height="3.60299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HTML5 / CSS3 (Bootstrap)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Javascript / jQuery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PHP /<text:s text:c="1"/></text:span><text:span text:style-name="a514" text:class-names="">NodeJS</text:span><text:span text:style-name="a515" text:class-names=""/></text:p>
              </text:list-item>
            </text:list>
          </draw:text-box>
          <svg:title/>
          <svg:desc/>
        </draw:frame>
      </draw:page>
      <draw:page draw:name="Slide6" draw:style-name="a520" draw:master-page-name="Master1-Layout2-obj-Titre-et-contenu" presentation:presentation-page-layout-name="Master1-PPL2" draw:id="Slide-261">
        <draw:frame draw:id="id120" presentation:style-name="a524" draw:name="Titre 1" svg:x="1.23608in" svg:y="1.04257in" svg:width="10.50227in" svg:height="1.14746in" presentation:class="title" presentation:placeholder="false">
          <draw:text-box>
            <text:p text:style-name="a523" text:class-names="" text:cond-style-name=""><text:span text:style-name="a521" text:class-names="">Objectifs généraux</text:span><text:span text:style-name="a522" text:class-names=""/></text:p>
          </draw:text-box>
          <svg:title/>
          <svg:desc/>
        </draw:frame>
        <draw:frame draw:id="id121" presentation:style-name="a560" draw:name="Espace réservé du contenu 2" svg:x="1.23608in" svg:y="2.37508in" svg:width="10.50227in" svg:height="3.60299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25" text:class-names="">Création</text:span><text:span text:style-name="a526" text:class-names=""><text:s text:c="1"/></text:span><text:span text:style-name="a527" text:class-names="">de</text:span><text:span text:style-name="a528" text:class-names=""><text:s text:c="1"/></text:span><text:span text:style-name="a529" text:class-names="">compte</text:span><text:span text:style-name="a530" text:class-names=""><text:s text:c="1"/></text:span><text:span text:style-name="a531" text:class-names="">+</text:span><text:span text:style-name="a532" text:class-names=""><text:s text:c="1"/></text:span><text:span text:style-name="a533" text:class-names="">vérification par email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Authentification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Visualisation des galeries et des éléments (photos, documents)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Recherche des éléments par mots-clés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Formulaire de feedback</text:span></text:p>
              </text:list-item>
            </text:list>
          </draw:text-box>
          <svg:title/>
          <svg:desc/>
        </draw:frame>
      </draw:page>
      <draw:page draw:name="Slide5" draw:style-name="a562" draw:master-page-name="Master1-Layout2-obj-Titre-et-contenu" presentation:presentation-page-layout-name="Master1-PPL2" draw:id="Slide-260">
        <draw:frame draw:id="id122" presentation:style-name="a566" draw:name="Titre 1" svg:x="1.23608in" svg:y="1.04257in" svg:width="10.50227in" svg:height="1.14746in" presentation:class="title" presentation:placeholder="false">
          <draw:text-box>
            <text:p text:style-name="a565" text:class-names="" text:cond-style-name=""><text:span text:style-name="a563" text:class-names="">Objectifs administrateurs</text:span><text:span text:style-name="a564" text:class-names=""/></text:p>
          </draw:text-box>
          <svg:title/>
          <svg:desc/>
        </draw:frame>
        <draw:frame draw:id="id123" presentation:style-name="a597" draw:name="Espace réservé du contenu 2" svg:x="1.23608in" svg:y="2.37508in" svg:width="10.50227in" svg:height="3.60299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7" text:class-names="">Ajout / suppression de galeries d’éléments<text:s text:c="1"/></text:span><text:span text:style-name="a568" text:class-names="">(photo, documents</text:span><text:span text:style-name="a569" text:class-names="">)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jout / suppression d’éléments (photo, documents)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Ajout de mot-clé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87" text:class-names="">Gestion</text:span><text:span text:style-name="a588" text:class-names=""><text:s text:c="1"/></text:span><text:span text:style-name="a589" text:class-names="">des</text:span><text:span text:style-name="a590" text:class-names=""><text:s text:c="1"/></text:span><text:span text:style-name="a591" text:class-names="">comptes</text:span><text:span text:style-name="a592" text:class-names=""><text:s text:c="1"/></text:span><text:span text:style-name="a593" text:class-names="">(ajout, modification, suppression)</text:span><text:span text:style-name="a594" text:class-names=""/></text:p>
              </text:list-item>
            </text:list>
          </draw:text-box>
          <svg:title/>
          <svg:desc/>
        </draw:frame>
      </draw:page>
      <draw:page draw:name="Slide7" draw:style-name="a599" draw:master-page-name="Master1-Layout2-obj-Titre-et-contenu" presentation:presentation-page-layout-name="Master1-PPL2" draw:id="Slide-262">
        <draw:frame draw:id="id124" presentation:style-name="a603" draw:name="Titre 1" svg:x="1.23608in" svg:y="1.04257in" svg:width="10.50227in" svg:height="1.14746in" presentation:class="title" presentation:placeholder="false">
          <draw:text-box>
            <text:p text:style-name="a602" text:class-names="" text:cond-style-name=""><text:span text:style-name="a600" text:class-names="">Objectifs finaux</text:span><text:span text:style-name="a601" text:class-names=""/></text:p>
          </draw:text-box>
          <svg:title/>
          <svg:desc/>
        </draw:frame>
        <draw:frame draw:id="id125" presentation:style-name="a620" draw:name="Espace réservé du contenu 2" svg:x="1.23608in" svg:y="2.37508in" svg:width="10.50227in" svg:height="3.60299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Déploiement en production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Maintenance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Feedback des utilisateurs</text:span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re et contenu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Titre de section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Deux contenus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a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re seul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Vide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u avec légende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Image avec légende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re et texte vertical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Titre vertical et texte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415588" draw:opacity="100%" draw:stroke="solid" svg:stroke-width="0.01736in" svg:stroke-color="#2d3c62" svg:stroke-opacity="100%" svg:stroke-linecap="butt"/>
    </style:default-style>
    <draw:gradient draw:name="a279" draw:style="radial" draw:cx="57%" draw:cy="0%" draw:start-color="#fafafa" draw:end-color="#ffffff" draw:start-intensity="100%" draw:end-intensity="100%"/>
    <draw:gradient draw:name="a561" draw:style="radial" draw:cx="57%" draw:cy="0%" draw:start-color="#fafafa" draw:end-color="#ffffff" draw:start-intensity="100%" draw:end-intensity="100%"/>
    <draw:gradient draw:name="a39" draw:style="linear" draw:angle="0" draw:start-color="#dcdce0" draw:end-color="#dedee2" draw:start-intensity="0%" draw:end-intensity="100%"/>
    <draw:gradient draw:name="a263" draw:style="radial" draw:cx="57%" draw:cy="0%" draw:start-color="#fafafa" draw:end-color="#ffffff" draw:start-intensity="100%" draw:end-intensity="100%"/>
    <draw:gradient draw:name="a495" draw:style="radial" draw:cx="57%" draw:cy="0%" draw:start-color="#fafafa" draw:end-color="#ffffff" draw:start-intensity="100%" draw:end-intensity="100%"/>
    <draw:gradient draw:name="a102" draw:style="linear" draw:angle="0" draw:start-color="#dcdce0" draw:end-color="#dedee2" draw:start-intensity="0%" draw:end-intensity="100%"/>
    <draw:gradient draw:name="a440" draw:style="radial" draw:cx="57%" draw:cy="0%" draw:start-color="#fafafa" draw:end-color="#ffffff" draw:start-intensity="100%" draw:end-intensity="100%"/>
    <draw:gradient draw:name="a61" draw:style="radial" draw:cx="57%" draw:cy="0%" draw:start-color="#fafafa" draw:end-color="#ffffff" draw:start-intensity="100%" draw:end-intensity="100%"/>
    <draw:gradient draw:name="a266" draw:style="linear" draw:angle="0" draw:start-color="#dcdce0" draw:end-color="#dedee2" draw:start-intensity="0%" draw:end-intensity="100%"/>
    <draw:gradient draw:name="a64" draw:style="linear" draw:angle="0" draw:start-color="#dcdce0" draw:end-color="#dedee2" draw:start-intensity="0%" draw:end-intensity="100%"/>
    <draw:gradient draw:name="a182" draw:style="linear" draw:angle="0" draw:start-color="#dcdce0" draw:end-color="#dedee2" draw:start-intensity="0%" draw:end-intensity="100%"/>
    <draw:gradient draw:name="a321" draw:style="radial" draw:cx="57%" draw:cy="0%" draw:start-color="#fafafa" draw:end-color="#ffffff" draw:start-intensity="100%" draw:end-intensity="100%"/>
    <draw:gradient draw:name="a324" draw:style="linear" draw:angle="0" draw:start-color="#dcdce0" draw:end-color="#dedee2" draw:start-intensity="0%" draw:end-intensity="100%"/>
    <draw:gradient draw:name="a519" draw:style="radial" draw:cx="57%" draw:cy="0%" draw:start-color="#fafafa" draw:end-color="#ffffff" draw:start-intensity="100%" draw:end-intensity="100%"/>
    <draw:gradient draw:name="a430" draw:style="radial" draw:cx="57%" draw:cy="0%" draw:start-color="#fafafa" draw:end-color="#ffffff" draw:start-intensity="100%" draw:end-intensity="100%"/>
    <draw:gradient draw:name="a598" draw:style="radial" draw:cx="57%" draw:cy="0%" draw:start-color="#fafafa" draw:end-color="#ffffff" draw:start-intensity="100%" draw:end-intensity="100%"/>
    <draw:gradient draw:name="a242" draw:style="radial" draw:cx="57%" draw:cy="0%" draw:start-color="#fafafa" draw:end-color="#ffffff" draw:start-intensity="100%" draw:end-intensity="100%"/>
    <draw:gradient draw:name="a0" draw:style="radial" draw:cx="57%" draw:cy="0%" draw:start-color="#fafafa" draw:end-color="#ffffff" draw:start-intensity="100%" draw:end-intensity="100%"/>
    <draw:gradient draw:name="a350" draw:style="linear" draw:angle="0" draw:start-color="#262626" draw:end-color="#0d0d0d" draw:start-intensity="100%" draw:end-intensity="100%"/>
    <draw:gradient draw:name="a282" draw:style="linear" draw:angle="0" draw:start-color="#dcdce0" draw:end-color="#dedee2" draw:start-intensity="0%" draw:end-intensity="100%"/>
    <draw:gradient draw:name="a245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352" draw:style="linear" draw:angle="1800" draw:start-color="#dadada" draw:end-color="#fffffe" draw:start-intensity="100%" draw:end-intensity="100%"/>
    <draw:gradient draw:name="a99" draw:style="radial" draw:cx="57%" draw:cy="0%" draw:start-color="#fafafa" draw:end-color="#ffffff" draw:start-intensity="100%" draw:end-intensity="100%"/>
    <draw:gradient draw:name="a179" draw:style="radial" draw:cx="57%" draw:cy="0%" draw:start-color="#fafafa" draw:end-color="#ffffff" draw:start-intensity="100%" draw:end-intensity="100%"/>
    <draw:gradient draw:name="a354" draw:style="radial" draw:cx="57%" draw:cy="0%" draw:start-color="#fafafa" draw:end-color="#ffffff" draw:start-intensity="100%" draw:end-intensity="100%"/>
    <draw:gradient draw:name="a392" draw:style="radial" draw:cx="57%" draw:cy="0%" draw:start-color="#fafafa" draw:end-color="#ffffff" draw:start-intensity="100%" draw:end-intensity="100%"/>
    <draw:gradient draw:name="a124" draw:style="radial" draw:cx="57%" draw:cy="0%" draw:start-color="#fafafa" draw:end-color="#ffffff" draw:start-intensity="100%" draw:end-intensity="100%"/>
    <draw:gradient draw:name="a357" draw:style="linear" draw:angle="0" draw:start-color="#dcdce0" draw:end-color="#dedee2" draw:start-intensity="0%" draw:end-intensity="100%"/>
    <draw:gradient draw:name="a395" draw:style="linear" draw:angle="0" draw:start-color="#dcdce0" draw:end-color="#dedee2" draw:start-intensity="0%" draw:end-intensity="100%"/>
    <draw:gradient draw:name="a127" draw:style="linear" draw:angle="0" draw:start-color="#dcdce0" draw:end-color="#dedee2" draw:start-intensity="0%" draw:end-intensity="100%"/>
    <draw:gradient draw:name="a465" draw:style="radial" draw:cx="57%" draw:cy="0%" draw:start-color="#fafafa" draw:end-color="#ffffff" draw:start-intensity="100%" draw:end-intensity="100%"/>
    <draw:gradient draw:name="a36" draw:style="radial" draw:cx="57%" draw:cy="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draw:fill="none" fo:clip="rect(0in, 2.70634in, 0.13586in, -0.01966in)" draw:stroke="none"/>
    </style:style>
    <style:style style:family="drawing-page" style:name="a180">
      <style:drawing-page-properties draw:fill="gradient" draw:fill-gradient-name="a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fo:clip="rect(0.02499in, 0in, -0.02499in, 0in)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gradient" draw:fill-gradient-name="a182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none" draw:stroke="solid" svg:stroke-width="0.01389in" svg:stroke-color="#000001" svg:stroke-opacity="20%" svg:stroke-linecap="butt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.00177in, 8.30112in, 0.13634in, -0.01983in)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gradient" draw:fill-gradient-name="a350" draw:stroke="none" draw:shadow="visible" draw:shadow-offset-x="0.0477in" draw:shadow-offset-y="0.24541in" draw:shadow-color="#000000" draw:shadow-opacity="34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draw:fill="gradient" draw:fill-gradient-name="a352" draw:stroke="solid" svg:stroke-width="0.05556in" svg:stroke-color="#191919" svg:stroke-opacity="100%" draw:stroke-linejoin="miter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6" style:parent-style-name="Graphics">
      <style:graphic-properties draw:fill="none" fo:clip="rect(0.02499in, 0in, -0.02499in, 0in)" draw:stroke="non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gradient" draw:fill-gradient-name="a357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389in" svg:stroke-color="#000001" svg:stroke-opacity="20%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 style:parent-style-name="Graphics">
      <style:graphic-properties draw:fill="none" fo:clip="rect(0in, 2.70634in, 0.13586in, -0.01966in)" draw:stroke="non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>
      <style:graphic-properties draw:fill="none" draw:stroke="solid" svg:stroke-width="0.01389in" svg:stroke-color="#000001" svg:stroke-opacity="20%" svg:stroke-linecap="butt"/>
    </style:style>
    <style:style style:family="paragraph" style:name="a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 style:parent-style-name="Graphics">
      <style:graphic-properties draw:fill="none" fo:clip="rect(0.02499in, 0in, -0.02499in, 0in)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none" draw:stroke="solid" svg:stroke-width="0.01389in" svg:stroke-color="#000001" svg:stroke-opacity="20%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2.70634in, 0.13586in, -0.01966in)" draw:stroke="non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0.02499in, 0in, -0.02499in, 0in)" draw:stroke="non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gradient" draw:fill-gradient-name="a395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389in" svg:stroke-color="#000001" svg:stroke-opacity="20%" svg:stroke-linecap="butt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.02499in, 0in, -0.02499in, 0in)" draw:stroke="non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in, 2.70634in, 0.13586in, -0.01966in)" draw:stroke="non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 style:parent-style-name="Graphics">
      <style:graphic-properties draw:fill="none" fo:clip="rect(0.02499in, 0in, -0.02499in, 0in)" draw:stroke="non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">
      <style:graphic-properties draw:fill="gradient" draw:fill-gradient-name="a266" draw:stroke="none"/>
    </style:style>
    <style:style style:family="text" style:name="a42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1389in" svg:stroke-color="#000001" svg:stroke-opacity="20%" svg:stroke-linecap="butt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draw:fill="none" fo:clip="rect(0in, 2.70634in, 0.13586in, -0.01966in)" draw:stroke="none"/>
    </style:style>
    <style:style style:family="graphic" style:name="a40">
      <style:graphic-properties draw:fill="gradient" draw:fill-gradient-name="a39" draw:stroke="none"/>
    </style:style>
    <style:style style:family="graphic" style:name="a429" style:parent-style-name="Graphics">
      <style:graphic-properties draw:fill="none" fo:clip="rect(0in, 10.12483in, 0.13586in, -0.01966in)" draw:stroke="none"/>
    </style:style>
    <style:style style:family="drawing-page" style:name="a125">
      <style:drawing-page-properties draw:fill="gradient" draw:fill-gradient-name="a1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graphic" style:name="a126" style:parent-style-name="Graphics">
      <style:graphic-properties draw:fill="none" fo:clip="rect(0.02499in, 0in, -0.02499in, 0in)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svg:stroke-linecap="butt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" style:parent-style-name="Graphics">
      <style:graphic-properties draw:fill="none" fo:clip="rect(0.02499in, 0in, -0.02499in, 0in)" draw:stroke="none"/>
    </style:style>
    <style:style style:family="graphic" style:name="a283">
      <style:graphic-properties draw:fill="gradient" draw:fill-gradient-name="a282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 style:parent-style-name="Graphics">
      <style:graphic-properties draw:fill="none" fo:clip="rect(0in, 2.70634in, 0.13586in, -0.01966in)" draw:stroke="none"/>
    </style:style>
    <style:style style:family="paragraph" style:name="a3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fo:clip="rect(0.02499in, 0in, -0.02499in, 0in)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gradient" draw:fill-gradient-name="a64" draw:stroke="none"/>
    </style:style>
    <style:style style:family="graphic" style:name="a66">
      <style:graphic-properties draw:fill="none" draw:stroke="solid" svg:stroke-width="0.01389in" svg:stroke-color="#000001" svg:stroke-opacity="2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2.70634in, 0.13586in, -0.01966in)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fo:clip="rect(0.02499in, 0in, -0.02499in, 0in)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389in" svg:stroke-color="#000001" svg:stroke-opacity="20%" svg:stroke-linecap="but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 style:parent-style-name="Graphics">
      <style:graphic-properties draw:fill="none" fo:clip="rect(0in, 2.70634in, 0.13586in, -0.01966in)" draw:stroke="none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Modifiez le style du titr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7.90992in" svg:y="0.3613in" svg:width="2.75087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6" presentation:style-name="a32" draw:name="Footer Placeholder 4" svg:x="1.23608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10.84654in" svg:y="0.1502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7">
      <draw:frame draw:id="id8" draw:layer="Master1-bg" draw:style-name="a38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1" draw:name="Straight Connector 13">
        <svg:title/>
        <svg:desc/>
      </draw:connector>
      <draw:frame draw:id="id11" presentation:style-name="a45" draw:name="Title 1" svg:x="1.23404in" svg:y="1.03446in" svg:width="9.44562in" svg:height="2.86369in" presentation:class="title" presentation:placeholder="false">
        <draw:text-box>
          <text:p text:style-name="a44" text:class-names="" text:cond-style-name=""><text:span text:style-name="a42" text:class-names="">Modifiez le style du titre</text:span><text:span text:style-name="a43" text:class-names=""/></text:p>
        </draw:text-box>
        <svg:title/>
        <svg:desc/>
      </draw:frame>
      <draw:frame draw:id="id12" presentation:style-name="a49" draw:name="Subtitle 2" svg:x="1.23404in" svg:y="3.89815in" svg:width="9.44562in" svg:height="1.17136in" presentation:class="subtitle" presentation:placeholder="false">
        <draw:text-box>
          <text:p text:style-name="a48" text:class-names="" text:cond-style-name=""><text:span text:style-name="a46" text:class-names="">Modifiez le style des sous-titres du masque</text:span><text:span text:style-name="a47" text:class-names=""/></text:p>
        </draw:text-box>
        <svg:title/>
        <svg:desc/>
      </draw:frame>
      <draw:frame draw:id="id13" presentation:style-name="a53" draw:name="Date Placeholder 3" svg:x="7.90992in" svg:y="0.3613in" svg:width="2.75087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1/1/2000</text:date></text:span></text:p>
        </draw:text-box>
        <svg:title/>
        <svg:desc/>
      </draw:frame>
      <draw:frame draw:id="id14" presentation:style-name="a56" draw:name="Footer Placeholder 4" svg:x="1.23264in" svg:y="0.36013in" svg:width="6.50007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10.85345in" svg:y="0.14756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  <draw:frame draw:id="id16" draw:style-name="a60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2-obj-Titre-et-contenu" style:page-layout-name="pageLayout1" draw:style-name="a62">
      <draw:frame draw:id="id17" draw:layer="Master1-bg" draw:style-name="a6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6" draw:name="Straight Connector 13">
        <svg:title/>
        <svg:desc/>
      </draw:connector>
      <draw:frame draw:id="id20" presentation:style-name="a70" draw:name="Title 1" svg:x="1.23608in" svg:y="1.04257in" svg:width="10.50227in" svg:height="1.14746in" presentation:class="title" presentation:placeholder="false">
        <draw:text-box>
          <text:p text:style-name="a69" text:class-names="" text:cond-style-name=""><text:span text:style-name="a67" text:class-names="">Modifiez le style du titre</text:span><text:span text:style-name="a68" text:class-names=""/></text:p>
        </draw:text-box>
        <svg:title/>
        <svg:desc/>
      </draw:frame>
      <draw:frame draw:id="id21" presentation:style-name="a87" draw:name="Content Placeholder 2" svg:x="1.23608in" svg:y="2.37508in" svg:width="10.50227in" svg:height="3.60299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Modifier les styles du texte du masque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Deuxième niveau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Cinquième niveau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3" svg:x="7.90992in" svg:y="0.3613in" svg:width="2.75087in" svg:height="0.33815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3" presentation:style-name="a94" draw:name="Footer Placeholder 4" svg:x="1.23608in" svg:y="0.36013in" svg:width="6.49479in" svg:height="0.3381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7" draw:name="Slide Number Placeholder 5" svg:x="10.84654in" svg:y="0.15027in" svg:width="0.88694in" svg:height="0.550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  <draw:frame draw:id="id25" draw:style-name="a98" draw:name="Picture 2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3-secHead-Titre-de-section" style:page-layout-name="pageLayout1" draw:style-name="a100">
      <draw:frame draw:id="id26" draw:layer="Master1-bg" draw:style-name="a10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4" draw:name="Straight Connector 13">
        <svg:title/>
        <svg:desc/>
      </draw:connector>
      <draw:frame draw:id="id29" presentation:style-name="a108" draw:name="Title 1" svg:x="1.23487in" svg:y="1.92053in" svg:width="9.42592in" svg:height="2.24198in" presentation:class="title" presentation:placeholder="false">
        <draw:text-box>
          <text:p text:style-name="a107" text:class-names="" text:cond-style-name=""><text:span text:style-name="a105" text:class-names="">Modifiez le style du titre</text:span><text:span text:style-name="a106" text:class-names=""/></text:p>
        </draw:text-box>
        <svg:title/>
        <svg:desc/>
      </draw:frame>
      <draw:frame draw:id="id30" presentation:style-name="a112" draw:name="Text Placeholder 2" svg:x="1.23487in" svg:y="4.16251in" svg:width="9.42592in" svg:height="1.10775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3" svg:x="7.90992in" svg:y="0.3613in" svg:width="2.75087in" svg:height="0.33815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1/1/2000</text:date></text:span></text:p>
        </draw:text-box>
        <svg:title/>
        <svg:desc/>
      </draw:frame>
      <draw:frame draw:id="id32" presentation:style-name="a119" draw:name="Footer Placeholder 4" svg:x="1.23608in" svg:y="0.36013in" svg:width="6.49479in" svg:height="0.3381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2" draw:name="Slide Number Placeholder 5" svg:x="10.84654in" svg:y="0.15027in" svg:width="0.88694in" svg:height="0.5507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title/>
        <svg:desc/>
      </draw:frame>
      <draw:frame draw:id="id34" draw:style-name="a123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4-twoObj-Deux-contenus" style:page-layout-name="pageLayout1" draw:style-name="a125">
      <draw:frame draw:id="id35" draw:layer="Master1-bg" draw:style-name="a12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2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29" draw:name="Straight Connector 13">
        <svg:title/>
        <svg:desc/>
      </draw:connector>
      <draw:frame draw:id="id38" presentation:style-name="a133" draw:name="Title 1" svg:x="1.23693in" svg:y="1.04772in" svg:width="10.50485in" svg:height="1.15847in" presentation:class="title" presentation:placeholder="false">
        <draw:text-box>
          <text:p text:style-name="a132" text:class-names="" text:cond-style-name=""><text:span text:style-name="a130" text:class-names="">Modifiez le style du titre</text:span><text:span text:style-name="a131" text:class-names=""/></text:p>
        </draw:text-box>
        <svg:title/>
        <svg:desc/>
      </draw:frame>
      <draw:frame draw:id="id39" presentation:style-name="a150" draw:name="Content Placeholder 2" svg:x="1.23487in" svg:y="2.36835in" svg:width="5.08in" svg:height="3.6022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Modifier les styles du texte du masque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Deuxième niveau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Cinquième niveau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7" draw:name="Content Placeholder 3" svg:x="6.66624in" svg:y="2.37508in" svg:width="5.08in" svg:height="3.59481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Modifier les styles du texte du masque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Deuxième niveau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Cinquième niveau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1" draw:name="Date Placeholder 4" svg:x="7.90992in" svg:y="0.3613in" svg:width="2.75087in" svg:height="0.33815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1/1/2000</text:date></text:span></text:p>
        </draw:text-box>
        <svg:title/>
        <svg:desc/>
      </draw:frame>
      <draw:frame draw:id="id42" presentation:style-name="a174" draw:name="Footer Placeholder 5" svg:x="1.23608in" svg:y="0.36013in" svg:width="6.49479in" svg:height="0.33815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43" presentation:style-name="a177" draw:name="Slide Number Placeholder 6" svg:x="10.84654in" svg:y="0.15027in" svg:width="0.88694in" svg:height="0.55072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draw:frame draw:id="id44" draw:style-name="a178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5-twoTxTwoObj-Comparaison" style:page-layout-name="pageLayout1" draw:style-name="a180">
      <draw:frame draw:id="id45" draw:layer="Master1-bg" draw:style-name="a18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4" draw:name="Straight Connector 13">
        <svg:title/>
        <svg:desc/>
      </draw:connector>
      <draw:frame draw:id="id48" presentation:style-name="a188" draw:name="Title 1" svg:x="1.23487in" svg:y="1.04258in" svg:width="10.50707in" svg:height="1.1552in" presentation:class="title" presentation:placeholder="false">
        <draw:text-box>
          <text:p text:style-name="a187" text:class-names="" text:cond-style-name=""><text:span text:style-name="a185" text:class-names="">Modifiez le style du titre</text:span><text:span text:style-name="a186" text:class-names=""/></text:p>
        </draw:text-box>
        <svg:title/>
        <svg:desc/>
      </draw:frame>
      <draw:frame draw:id="id49" presentation:style-name="a192" draw:name="Text Placeholder 2" svg:x="1.23487in" svg:y="2.37284in" svg:width="5.08in" svg:height="0.8770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09" draw:name="Content Placeholder 3" svg:x="1.23487in" svg:y="3.2529in" svg:width="5.08in" svg:height="2.72734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Deuxième niveau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Cinquième niveau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3" draw:name="Text Placeholder 4" svg:x="6.66485in" svg:y="2.37662in" svg:width="5.08in" svg:height="0.87734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Modifier les styles du texte du masque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Deuxième niveau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Cinquième niveau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1/1/2000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6-titleOnly-Titre-seul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7" draw:name="Straight Connector 13">
        <svg:title/>
        <svg:desc/>
      </draw:connector>
      <draw:frame draw:id="id60" presentation:style-name="a251" draw:name="Title 1" svg:x="1.23608in" svg:y="1.04257in" svg:width="10.50227in" svg:height="1.14746in" presentation:class="title" presentation:placeholder="false">
        <draw:text-box>
          <text:p text:style-name="a250" text:class-names="" text:cond-style-name=""><text:span text:style-name="a248" text:class-names="">Modifiez le style du titre</text:span><text:span text:style-name="a249" text:class-names=""/></text:p>
        </draw:text-box>
        <svg:title/>
        <svg:desc/>
      </draw:frame>
      <draw:frame draw:id="id61" presentation:style-name="a255" draw:name="Date Placeholder 2" svg:x="7.90992in" svg:y="0.3613in" svg:width="2.75087in" svg:height="0.3381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/2000</text:date></text:span></text:p>
        </draw:text-box>
        <svg:title/>
        <svg:desc/>
      </draw:frame>
      <draw:frame draw:id="id62" presentation:style-name="a258" draw:name="Footer Placeholder 3" svg:x="1.23608in" svg:y="0.36013in" svg:width="6.49479in" svg:height="0.3381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3" presentation:style-name="a261" draw:name="Slide Number Placeholder 4" svg:x="10.84654in" svg:y="0.15027in" svg:width="0.88694in" svg:height="0.55072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>‹#›</text:page-number></text:span></text:p>
        </draw:text-box>
        <svg:title/>
        <svg:desc/>
      </draw:frame>
      <draw:frame draw:id="id64" draw:style-name="a262" draw:name="Picture 13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7-blank-Vide" style:page-layout-name="pageLayout1" draw:style-name="a264">
      <draw:frame draw:id="id65" draw:layer="Master1-bg" draw:style-name="a265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6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68" draw:name="Straight Connector 13">
        <svg:title/>
        <svg:desc/>
      </draw:connector>
      <draw:frame draw:id="id68" presentation:style-name="a272" draw:name="Date Placeholder 1" svg:x="7.90992in" svg:y="0.3613in" svg:width="2.75087in" svg:height="0.3381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69" presentation:style-name="a275" draw:name="Footer Placeholder 2" svg:x="1.23608in" svg:y="0.36013in" svg:width="6.49479in" svg:height="0.3381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0" presentation:style-name="a278" draw:name="Slide Number Placeholder 3" svg:x="10.84654in" svg:y="0.15027in" svg:width="0.88694in" svg:height="0.55072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80">
      <draw:frame draw:id="id71" draw:layer="Master1-bg" draw:style-name="a281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4" draw:name="Straight Connector 13">
        <svg:title/>
        <svg:desc/>
      </draw:connector>
      <draw:frame draw:id="id74" presentation:style-name="a288" draw:name="Title 1" svg:x="1.22954in" svg:y="1.04175in" svg:width="3.5816in" svg:height="2.53956in" presentation:class="title" presentation:placeholder="false">
        <draw:text-box>
          <text:p text:style-name="a287" text:class-names="" text:cond-style-name=""><text:span text:style-name="a285" text:class-names="">Modifiez le style du titre</text:span><text:span text:style-name="a286" text:class-names=""/></text:p>
        </draw:text-box>
        <svg:title/>
        <svg:desc/>
      </draw:frame>
      <draw:frame draw:id="id75" presentation:style-name="a305" draw:name="Content Placeholder 2" svg:x="5.1655in" svg:y="1.04175in" svg:width="6.57532in" svg:height="4.9269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Modifier les styles du texte du masque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Deuxième niveau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Cinquième niveau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09" draw:name="Text Placeholder 3" svg:x="1.22954in" svg:y="3.58131in" svg:width="3.5816in" svg:height="2.38289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odifier les styles du texte du masque</text:span></text:p>
            </text:list-item>
          </text:list>
        </draw:text-box>
        <svg:title/>
        <svg:desc/>
      </draw:frame>
      <draw:frame draw:id="id77" presentation:style-name="a313" draw:name="Date Placeholder 4" svg:x="7.90992in" svg:y="0.3613in" svg:width="2.75087in" svg:height="0.33815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1/1/2000</text:date></text:span></text:p>
        </draw:text-box>
        <svg:title/>
        <svg:desc/>
      </draw:frame>
      <draw:frame draw:id="id78" presentation:style-name="a316" draw:name="Footer Placeholder 5" svg:x="1.23608in" svg:y="0.36013in" svg:width="6.49479in" svg:height="0.3381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9" presentation:style-name="a319" draw:name="Slide Number Placeholder 6" svg:x="10.84654in" svg:y="0.15027in" svg:width="0.88694in" svg:height="0.55072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>‹#›</text:page-number></text:span></text:p>
        </draw:text-box>
        <svg:title/>
        <svg:desc/>
      </draw:frame>
      <draw:frame draw:id="id80" draw:style-name="a320" draw:name="Picture 15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9-picTx-Image-avec-légende" style:page-layout-name="pageLayout1" draw:style-name="a322">
      <draw:frame draw:id="id81" draw:layer="Master1-bg" draw:style-name="a323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2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26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0" draw:name="Title 1" svg:x="1.23483in" svg:y="1.23525in" svg:width="6.40297in" svg:height="2.1043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86" presentation:style-name="a334" draw:name="Picture Placeholder 2" svg:x="8.88494in" svg:y="1.22763in" svg:width="3.05246in" svg:height="4.22827in" presentation:class="graphic" presentation:placeholder="false">
        <draw:text-box>
          <text:p text:style-name="a333" text:class-names="" text:cond-style-name=""><text:span text:style-name="a331" text:class-names="">Cliquez sur l'icône pour ajouter une image</text:span><text:span text:style-name="a332" text:class-names=""/></text:p>
        </draw:text-box>
        <svg:title/>
        <svg:desc/>
      </draw:frame>
      <draw:frame draw:id="id87" presentation:style-name="a338" draw:name="Text Placeholder 3" svg:x="1.23387in" svg:y="3.33959in" svg:width="6.39379in" svg:height="2.29223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r les styles du texte du masque</text:span></text:p>
            </text:list-item>
          </text:list>
        </draw:text-box>
        <svg:title/>
        <svg:desc/>
      </draw:frame>
      <draw:frame draw:id="id88" presentation:style-name="a342" draw:name="Date Placeholder 4" svg:x="1.23064in" svg:y="5.98191in" svg:width="6.39721in" svg:height="0.35009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/1/2000</text:date></text:span></text:p>
        </draw:text-box>
        <svg:title/>
        <svg:desc/>
      </draw:frame>
      <draw:frame draw:id="id89" presentation:style-name="a345" draw:name="Footer Placeholder 5" svg:x="1.23064in" svg:y="0.34847in" svg:width="5.33445in" svg:height="0.35097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90" presentation:style-name="a348" draw:name="Slide Number Placeholder 6" svg:x="6.75502in" svg:y="0.15027in" svg:width="0.88694in" svg:height="0.55072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>‹#›</text:page-number></text:span></text:p>
        </draw:text-box>
        <svg:title/>
        <svg:desc/>
      </draw:frame>
      <draw:frame draw:id="id91" draw:style-name="a349" draw:name="Picture 21" svg:x="1.23082in" svg:y="0.7037in" svg:width="6.43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0-vertTx-Titre-et-texte-vertical" style:page-layout-name="pageLayout1" draw:style-name="a355">
      <draw:frame draw:id="id94" draw:layer="Master1-bg" draw:style-name="a356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59" draw:name="Straight Connector 13">
        <svg:title/>
        <svg:desc/>
      </draw:connector>
      <draw:frame draw:id="id97" presentation:style-name="a363" draw:name="Title 1" svg:x="1.23608in" svg:y="1.04257in" svg:width="10.50227in" svg:height="1.14746in" presentation:class="title" presentation:placeholder="false">
        <draw:text-box>
          <text:p text:style-name="a362" text:class-names="" text:cond-style-name=""><text:span text:style-name="a360" text:class-names="">Modifiez le style du titre</text:span><text:span text:style-name="a361" text:class-names=""/></text:p>
        </draw:text-box>
        <svg:title/>
        <svg:desc/>
      </draw:frame>
      <draw:frame draw:id="id98" presentation:style-name="a380" draw:name="Vertical Text Placeholder 2" svg:x="1.23608in" svg:y="2.37508in" svg:width="10.50227in" svg:height="3.6029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r les styles du texte du masque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Deuxième niveau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Cinquième niveau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4" draw:name="Date Placeholder 3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/1/2000</text:date></text:span></text:p>
        </draw:text-box>
        <svg:title/>
        <svg:desc/>
      </draw:frame>
      <draw:frame draw:id="id100" presentation:style-name="a387" draw:name="Footer Placeholder 4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1" presentation:style-name="a390" draw:name="Slide Number Placeholder 5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  <draw:frame draw:id="id102" draw:style-name="a391" draw:name="Picture 14" svg:x="1.23082in" svg:y="0.7037in" svg:width="10.5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  <style:master-page style:name="Master1-Layout11-vertTitleAndTx-Titre-vertical-et-texte" style:page-layout-name="pageLayout1" draw:style-name="a393">
      <draw:frame draw:id="id103" draw:layer="Master1-bg" draw:style-name="a394" draw:name="Picture 11" svg:x="0in" svg:y="6.69219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39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397" draw:name="Straight Connector 13">
        <svg:title/>
        <svg:desc/>
      </draw:connector>
      <draw:frame draw:id="id106" presentation:style-name="a401" draw:name="Vertical Title 1" svg:x="9.9789in" svg:y="0.87377in" svg:width="1.767in" svg:height="5.09612in" presentation:class="title" presentation:placeholder="false">
        <draw:text-box>
          <text:p text:style-name="a400" text:class-names="" text:cond-style-name=""><text:span text:style-name="a398" text:class-names="">Modifiez le style du titre</text:span><text:span text:style-name="a399" text:class-names=""/></text:p>
        </draw:text-box>
        <svg:title/>
        <svg:desc/>
      </draw:frame>
      <draw:frame draw:id="id107" presentation:style-name="a418" draw:name="Vertical Text Placeholder 2" svg:x="1.23608in" svg:y="0.87377in" svg:width="8.56171in" svg:height="5.0961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Modifier les styles du texte du masque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Deuxième niveau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Cinquième niveau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2" draw:name="Date Placeholder 3" svg:x="7.90992in" svg:y="0.3613in" svg:width="2.75087in" svg:height="0.33815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109" presentation:style-name="a425" draw:name="Footer Placeholder 4" svg:x="1.23608in" svg:y="0.36013in" svg:width="6.49479in" svg:height="0.33815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10" presentation:style-name="a428" draw:name="Slide Number Placeholder 5" svg:x="10.84654in" svg:y="0.15027in" svg:width="0.88694in" svg:height="0.55072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draw:frame draw:id="id111" draw:style-name="a429" draw:transform="translate(-2.55in -0.085in) rotate(-1.5708) translate(12.00131in 3.41715in)" draw:name="Picture 16" svg:width="5.1in" svg:height="0.17in" style:rel-width="scale" style:rel-height="scale">
        <draw:image xlink:href="media/image2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LIBRE – ABV92</dc:title>
    <meta:initial-creator>cedric montavon</meta:initial-creator>
    <dc:creator>cedric montavon</dc:creator>
    <meta:creation-date>2018-12-14T13:49:45Z</meta:creation-date>
    <dc:date>2018-12-14T14:11:08Z</dc:date>
    <meta:template xlink:href="Gallery" xlink:type="simple"/>
    <meta:editing-cycles>2</meta:editing-cycles>
    <meta:editing-duration>PT1283S</meta:editing-duration>
    <meta:document-statistic meta:paragraph-count="44" meta:word-count="115"/>
  </office:meta>
</office:document-meta>
</file>